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096ba448167a2484531a138342d83e16"/>
  <manifest:file-entry manifest:media-type="image/svg" manifest:full-path="Pictures/b790a61c200db84be09b6ba2a42a5060"/>
  <manifest:file-entry manifest:media-type="image/svg" manifest:full-path="Pictures/b3470e9470e6b0e40b7a08690a354a3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9" style:family="table">
      <style:table-properties style:width="17.59cm" table:align="margins"/>
    </style:style>
    <style:style style:name="Table79.A" style:family="table-column">
      <style:table-column-properties style:column-width="5.863cm" style:rel-column-width="21845*"/>
    </style:style>
    <style:style style:name="Table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9.C1" style:family="table-cell">
      <style:table-cell-properties fo:padding="0.097cm" fo:border="0.002cm solid #000000"/>
    </style:style>
    <style:style style:name="Table79.A2" style:family="table-cell">
      <style:table-cell-properties fo:padding="0.097cm" fo:border-left="0.002cm solid #000000" fo:border-right="none" fo:border-top="none" fo:border-bottom="0.002cm solid #000000"/>
    </style:style>
    <style:style style:name="Table7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" style:family="table">
      <style:table-properties style:width="17.59cm" table:align="margins"/>
    </style:style>
    <style:style style:name="Table80.A" style:family="table-column">
      <style:table-column-properties style:column-width="4.694cm" style:rel-column-width="17487*"/>
    </style:style>
    <style:style style:name="Table80.B" style:family="table-column">
      <style:table-column-properties style:column-width="3.868cm" style:rel-column-width="14412*"/>
    </style:style>
    <style:style style:name="Table80.C" style:family="table-column">
      <style:table-column-properties style:column-width="9.028cm" style:rel-column-width="33636*"/>
    </style:style>
    <style:style style:name="Table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0.C1" style:family="table-cell">
      <style:table-cell-properties fo:padding="0.097cm" fo:border="0.002cm solid #000000"/>
    </style:style>
    <style:style style:name="Table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.A3" style:family="table-cell">
      <style:table-cell-properties fo:padding="0.097cm" fo:border-left="0.002cm solid #000000" fo:border-right="none" fo:border-top="none" fo:border-bottom="0.002cm solid #000000"/>
    </style:style>
    <style:style style:name="Table80.4" style:family="table-row">
      <style:table-row-properties style:min-row-height="0.392cm"/>
    </style:style>
    <style:style style:name="Table81" style:family="table">
      <style:table-properties style:width="17.59cm" table:align="margins"/>
    </style:style>
    <style:style style:name="Table81.A" style:family="table-column">
      <style:table-column-properties style:column-width="11.74cm" style:rel-column-width="43742*"/>
    </style:style>
    <style:style style:name="Table81.B" style:family="table-column">
      <style:table-column-properties style:column-width="5.849cm" style:rel-column-width="21793*"/>
    </style:style>
    <style:style style:name="Table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1.B1" style:family="table-cell">
      <style:table-cell-properties fo:padding="0.097cm" fo:border="0.002cm solid #000000"/>
    </style:style>
    <style:style style:name="Table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1.A3" style:family="table-cell">
      <style:table-cell-properties fo:padding="0.097cm" fo:border-left="0.002cm solid #000000" fo:border-right="none" fo:border-top="none" fo:border-bottom="0.002cm solid #000000"/>
    </style:style>
    <style:style style:name="Table82" style:family="table">
      <style:table-properties style:width="17.59cm" table:align="margins"/>
    </style:style>
    <style:style style:name="Table82.A" style:family="table-column">
      <style:table-column-properties style:column-width="3.515cm" style:rel-column-width="13097*"/>
    </style:style>
    <style:style style:name="Table82.B" style:family="table-column">
      <style:table-column-properties style:column-width="3.903cm" style:rel-column-width="14543*"/>
    </style:style>
    <style:style style:name="Table82.C" style:family="table-column">
      <style:table-column-properties style:column-width="1.951cm" style:rel-column-width="7268*"/>
    </style:style>
    <style:style style:name="Table82.D" style:family="table-column">
      <style:table-column-properties style:column-width="8.22cm" style:rel-column-width="30627*"/>
    </style:style>
    <style:style style:name="Table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2.D1" style:family="table-cell">
      <style:table-cell-properties fo:padding="0.097cm" fo:border="0.002cm solid #000000"/>
    </style:style>
    <style:style style:name="Table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2.A3" style:family="table-cell">
      <style:table-cell-properties fo:padding="0.097cm" fo:border-left="0.002cm solid #000000" fo:border-right="none" fo:border-top="none" fo:border-bottom="0.002cm solid #000000"/>
    </style:style>
    <style:style style:name="Table83" style:family="table">
      <style:table-properties style:width="17.59cm" table:align="margins"/>
    </style:style>
    <style:style style:name="Table83.A" style:family="table-column">
      <style:table-column-properties style:column-width="3.196cm" style:rel-column-width="11908*"/>
    </style:style>
    <style:style style:name="Table83.B" style:family="table-column">
      <style:table-column-properties style:column-width="4.658cm" style:rel-column-width="17356*"/>
    </style:style>
    <style:style style:name="Table83.C" style:family="table-column">
      <style:table-column-properties style:column-width="9.735cm" style:rel-column-width="36271*"/>
    </style:style>
    <style:style style:name="Table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3.C1" style:family="table-cell">
      <style:table-cell-properties fo:padding="0.097cm" fo:border="0.002cm solid #000000"/>
    </style:style>
    <style:style style:name="Table83.A2" style:family="table-cell">
      <style:table-cell-properties fo:padding="0.097cm" fo:border-left="0.002cm solid #000000" fo:border-right="none" fo:border-top="none" fo:border-bottom="0.002cm solid #000000"/>
    </style:style>
    <style:style style:name="Table8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6" style:family="table">
      <style:table-properties style:width="17.59cm" table:align="margins"/>
    </style:style>
    <style:style style:name="Table86.A" style:family="table-column">
      <style:table-column-properties style:column-width="3.397cm" style:rel-column-width="12657*"/>
    </style:style>
    <style:style style:name="Table86.B" style:family="table-column">
      <style:table-column-properties style:column-width="5.265cm" style:rel-column-width="19617*"/>
    </style:style>
    <style:style style:name="Table86.C" style:family="table-column">
      <style:table-column-properties style:column-width="8.927cm" style:rel-column-width="33261*"/>
    </style:style>
    <style:style style:name="Table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6.C1" style:family="table-cell">
      <style:table-cell-properties fo:padding="0.097cm" fo:border="0.002cm solid #000000"/>
    </style:style>
    <style:style style:name="Table86.A2" style:family="table-cell">
      <style:table-cell-properties fo:padding="0.097cm" fo:border-left="0.002cm solid #000000" fo:border-right="none" fo:border-top="none" fo:border-bottom="0.002cm solid #000000"/>
    </style:style>
    <style:style style:name="Table8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" style:family="table">
      <style:table-properties style:width="17.59cm" table:align="margins"/>
    </style:style>
    <style:style style:name="Table85.A" style:family="table-column">
      <style:table-column-properties style:column-width="3.517cm" style:rel-column-width="13104*"/>
    </style:style>
    <style:style style:name="Table85.B" style:family="table-column">
      <style:table-column-properties style:column-width="2.164cm" style:rel-column-width="8063*"/>
    </style:style>
    <style:style style:name="Table85.C" style:family="table-column">
      <style:table-column-properties style:column-width="2.15cm" style:rel-column-width="8011*"/>
    </style:style>
    <style:style style:name="Table85.D" style:family="table-column">
      <style:table-column-properties style:column-width="2.972cm" style:rel-column-width="11073*"/>
    </style:style>
    <style:style style:name="Table85.E" style:family="table-column">
      <style:table-column-properties style:column-width="6.786cm" style:rel-column-width="25284*"/>
    </style:style>
    <style:style style:name="Table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5.E1" style:family="table-cell">
      <style:table-cell-properties fo:padding="0.097cm" fo:border="0.002cm solid #000000"/>
    </style:style>
    <style:style style:name="Table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.A3" style:family="table-cell">
      <style:table-cell-properties fo:padding="0.097cm" fo:border-left="0.002cm solid #000000" fo:border-right="none" fo:border-top="none" fo:border-bottom="0.002cm solid #000000"/>
    </style:style>
    <style:style style:name="Table87" style:family="table">
      <style:table-properties style:width="17.59cm" table:align="margins"/>
    </style:style>
    <style:style style:name="Table87.A" style:family="table-column">
      <style:table-column-properties style:column-width="8.109cm" style:rel-column-width="30211*"/>
    </style:style>
    <style:style style:name="Table87.B" style:family="table-column">
      <style:table-column-properties style:column-width="9.481cm" style:rel-column-width="35324*"/>
    </style:style>
    <style:style style:name="Table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7.B1" style:family="table-cell">
      <style:table-cell-properties fo:padding="0.097cm" fo:border="0.002cm solid #000000"/>
    </style:style>
    <style:style style:name="Table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7.3" style:family="table-row">
      <style:table-row-properties style:min-row-height="1.864cm"/>
    </style:style>
    <style:style style:name="Table87.A3" style:family="table-cell">
      <style:table-cell-properties fo:padding="0.097cm" fo:border-left="0.002cm solid #000000" fo:border-right="none" fo:border-top="none" fo:border-bottom="0.002cm solid #000000"/>
    </style:style>
    <style:style style:name="Table88" style:family="table">
      <style:table-properties style:width="9.289cm" table:align="margins"/>
    </style:style>
    <style:style style:name="Table88.A" style:family="table-column">
      <style:table-column-properties style:column-width="9.289cm" style:rel-column-width="65535*"/>
    </style:style>
    <style:style style:name="Table89" style:family="table">
      <style:table-properties style:width="17.59cm" table:align="margins"/>
    </style:style>
    <style:style style:name="Table89.A" style:family="table-column">
      <style:table-column-properties style:column-width="4.694cm" style:rel-column-width="17487*"/>
    </style:style>
    <style:style style:name="Table89.B" style:family="table-column">
      <style:table-column-properties style:column-width="3.868cm" style:rel-column-width="14412*"/>
    </style:style>
    <style:style style:name="Table89.C" style:family="table-column">
      <style:table-column-properties style:column-width="9.028cm" style:rel-column-width="33636*"/>
    </style:style>
    <style:style style:name="Table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9.C1" style:family="table-cell">
      <style:table-cell-properties fo:padding="0.097cm" fo:border="0.002cm solid #000000"/>
    </style:style>
    <style:style style:name="Table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.A3" style:family="table-cell">
      <style:table-cell-properties fo:padding="0.097cm" fo:border-left="0.002cm solid #000000" fo:border-right="none" fo:border-top="none" fo:border-bottom="0.002cm solid #000000"/>
    </style:style>
    <style:style style:name="Table89.7" style:family="table-row">
      <style:table-row-properties style:min-row-height="0.392cm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4.694cm" style:rel-column-width="17487*"/>
    </style:style>
    <style:style style:name="Table90.B" style:family="table-column">
      <style:table-column-properties style:column-width="3.868cm" style:rel-column-width="14412*"/>
    </style:style>
    <style:style style:name="Table90.C" style:family="table-column">
      <style:table-column-properties style:column-width="9.028cm" style:rel-column-width="33636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C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0.A3" style:family="table-cell">
      <style:table-cell-properties fo:padding="0.097cm" fo:border-left="0.002cm solid #000000" fo:border-right="none" fo:border-top="none" fo:border-bottom="0.002cm solid #000000"/>
    </style:style>
    <style:style style:name="Table90.4" style:family="table-row">
      <style:table-row-properties style:min-row-height="0.392cm"/>
    </style:style>
    <style:style style:name="Table91" style:family="table">
      <style:table-properties style:width="17.59cm" table:align="margins"/>
    </style:style>
    <style:style style:name="Table91.A" style:family="table-column">
      <style:table-column-properties style:column-width="4.694cm" style:rel-column-width="17487*"/>
    </style:style>
    <style:style style:name="Table91.B" style:family="table-column">
      <style:table-column-properties style:column-width="3.868cm" style:rel-column-width="14412*"/>
    </style:style>
    <style:style style:name="Table91.C" style:family="table-column">
      <style:table-column-properties style:column-width="9.028cm" style:rel-column-width="33636*"/>
    </style:style>
    <style:style style:name="Table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1.C1" style:family="table-cell">
      <style:table-cell-properties fo:padding="0.097cm" fo:border="0.002cm solid #000000"/>
    </style:style>
    <style:style style:name="Table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1.A3" style:family="table-cell">
      <style:table-cell-properties fo:padding="0.097cm" fo:border-left="0.002cm solid #000000" fo:border-right="none" fo:border-top="none" fo:border-bottom="0.002cm solid #000000"/>
    </style:style>
    <style:style style:name="Table91.4" style:family="table-row">
      <style:table-row-properties style:min-row-height="0.392cm"/>
    </style:style>
    <style:style style:name="Table92" style:family="table">
      <style:table-properties style:width="17.59cm" table:align="margins"/>
    </style:style>
    <style:style style:name="Table92.A" style:family="table-column">
      <style:table-column-properties style:column-width="4.694cm" style:rel-column-width="17487*"/>
    </style:style>
    <style:style style:name="Table92.B" style:family="table-column">
      <style:table-column-properties style:column-width="3.868cm" style:rel-column-width="14412*"/>
    </style:style>
    <style:style style:name="Table92.C" style:family="table-column">
      <style:table-column-properties style:column-width="9.028cm" style:rel-column-width="33636*"/>
    </style:style>
    <style:style style:name="Table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2.C1" style:family="table-cell">
      <style:table-cell-properties fo:padding="0.097cm" fo:border="0.002cm solid #000000"/>
    </style:style>
    <style:style style:name="Table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2.A3" style:family="table-cell">
      <style:table-cell-properties fo:padding="0.097cm" fo:border-left="0.002cm solid #000000" fo:border-right="none" fo:border-top="none" fo:border-bottom="0.002cm solid #000000"/>
    </style:style>
    <style:style style:name="Table92.4" style:family="table-row">
      <style:table-row-properties style:min-row-height="0.392cm"/>
    </style:style>
    <style:style style:name="Table93" style:family="table">
      <style:table-properties style:width="17.59cm" table:align="margins"/>
    </style:style>
    <style:style style:name="Table93.A" style:family="table-column">
      <style:table-column-properties style:column-width="4.694cm" style:rel-column-width="17487*"/>
    </style:style>
    <style:style style:name="Table93.B" style:family="table-column">
      <style:table-column-properties style:column-width="3.868cm" style:rel-column-width="14412*"/>
    </style:style>
    <style:style style:name="Table93.C" style:family="table-column">
      <style:table-column-properties style:column-width="9.028cm" style:rel-column-width="33636*"/>
    </style:style>
    <style:style style:name="Table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3.C1" style:family="table-cell">
      <style:table-cell-properties fo:padding="0.097cm" fo:border="0.002cm solid #000000"/>
    </style:style>
    <style:style style:name="Table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3.A3" style:family="table-cell">
      <style:table-cell-properties fo:padding="0.097cm" fo:border-left="0.002cm solid #000000" fo:border-right="none" fo:border-top="none" fo:border-bottom="0.002cm solid #000000"/>
    </style:style>
    <style:style style:name="Table93.4" style:family="table-row">
      <style:table-row-properties style:min-row-height="0.392cm"/>
    </style:style>
    <style:style style:name="Table94" style:family="table">
      <style:table-properties style:width="17.59cm" table:align="margins"/>
    </style:style>
    <style:style style:name="Table94.A" style:family="table-column">
      <style:table-column-properties style:column-width="4.694cm" style:rel-column-width="17487*"/>
    </style:style>
    <style:style style:name="Table94.B" style:family="table-column">
      <style:table-column-properties style:column-width="3.868cm" style:rel-column-width="14412*"/>
    </style:style>
    <style:style style:name="Table94.C" style:family="table-column">
      <style:table-column-properties style:column-width="9.028cm" style:rel-column-width="33636*"/>
    </style:style>
    <style:style style:name="Table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4.C1" style:family="table-cell">
      <style:table-cell-properties fo:padding="0.097cm" fo:border="0.002cm solid #000000"/>
    </style:style>
    <style:style style:name="Table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4.A3" style:family="table-cell">
      <style:table-cell-properties fo:padding="0.097cm" fo:border-left="0.002cm solid #000000" fo:border-right="none" fo:border-top="none" fo:border-bottom="0.002cm solid #000000"/>
    </style:style>
    <style:style style:name="Table94.4" style:family="table-row">
      <style:table-row-properties style:min-row-height="0.392cm"/>
    </style:style>
    <style:style style:name="Table98" style:family="table">
      <style:table-properties style:width="17.59cm" table:align="margins"/>
    </style:style>
    <style:style style:name="Table98.A" style:family="table-column">
      <style:table-column-properties style:column-width="5.863cm" style:rel-column-width="21845*"/>
    </style:style>
    <style:style style:name="Table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8.C1" style:family="table-cell">
      <style:table-cell-properties fo:padding="0.097cm" fo:border="0.002cm solid #000000"/>
    </style:style>
    <style:style style:name="Table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8.A3" style:family="table-cell">
      <style:table-cell-properties fo:padding="0.097cm" fo:border-left="0.002cm solid #000000" fo:border-right="none" fo:border-top="none" fo:border-bottom="0.002cm solid #000000"/>
    </style:style>
    <style:style style:name="Table99" style:family="table">
      <style:table-properties style:width="17.59cm" table:align="margins"/>
    </style:style>
    <style:style style:name="Table99.A" style:family="table-column">
      <style:table-column-properties style:column-width="5.863cm" style:rel-column-width="21845*"/>
    </style:style>
    <style:style style:name="Table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9.C1" style:family="table-cell">
      <style:table-cell-properties fo:padding="0.097cm" fo:border="0.002cm solid #000000"/>
    </style:style>
    <style:style style:name="Table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9.A3" style:family="table-cell">
      <style:table-cell-properties fo:padding="0.097cm" fo:border-left="0.002cm solid #000000" fo:border-right="none" fo:border-top="none" fo:border-bottom="0.002cm solid #000000"/>
    </style:style>
    <style:style style:name="Table100" style:family="table">
      <style:table-properties style:width="17.59cm" table:align="margins"/>
    </style:style>
    <style:style style:name="Table100.A" style:family="table-column">
      <style:table-column-properties style:column-width="8.795cm" style:rel-column-width="32767*"/>
    </style:style>
    <style:style style:name="Table100.B" style:family="table-column">
      <style:table-column-properties style:column-width="8.795cm" style:rel-column-width="32768*"/>
    </style:style>
    <style:style style:name="Table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0.B1" style:family="table-cell">
      <style:table-cell-properties fo:padding="0.097cm" fo:border="0.002cm solid #000000"/>
    </style:style>
    <style:style style:name="Table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0.A3" style:family="table-cell">
      <style:table-cell-properties fo:padding="0.097cm" fo:border-left="0.002cm solid #000000" fo:border-right="none" fo:border-top="none" fo:border-bottom="0.002cm solid #000000"/>
    </style:style>
    <style:style style:name="Table101" style:family="table">
      <style:table-properties style:width="17.59cm" table:align="margins"/>
    </style:style>
    <style:style style:name="Table101.A" style:family="table-column">
      <style:table-column-properties style:column-width="3.535cm" style:rel-column-width="13170*"/>
    </style:style>
    <style:style style:name="Table101.B" style:family="table-column">
      <style:table-column-properties style:column-width="3.533cm" style:rel-column-width="13163*"/>
    </style:style>
    <style:style style:name="Table101.C" style:family="table-column">
      <style:table-column-properties style:column-width="3.44cm" style:rel-column-width="12815*"/>
    </style:style>
    <style:style style:name="Table101.D" style:family="table-column">
      <style:table-column-properties style:column-width="7.082cm" style:rel-column-width="26387*"/>
    </style:style>
    <style:style style:name="Table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1.D1" style:family="table-cell">
      <style:table-cell-properties fo:padding="0.097cm" fo:border="0.002cm solid #000000"/>
    </style:style>
    <style:style style:name="Table101.A3" style:family="table-cell">
      <style:table-cell-properties fo:padding="0.097cm" fo:border-left="0.002cm solid #000000" fo:border-right="none" fo:border-top="none" fo:border-bottom="0.002cm solid #000000"/>
    </style:style>
    <style:style style:name="Table1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2" style:family="table">
      <style:table-properties style:width="17.59cm" table:align="margins"/>
    </style:style>
    <style:style style:name="Table102.A" style:family="table-column">
      <style:table-column-properties style:column-width="3.535cm" style:rel-column-width="13170*"/>
    </style:style>
    <style:style style:name="Table102.B" style:family="table-column">
      <style:table-column-properties style:column-width="3.533cm" style:rel-column-width="13163*"/>
    </style:style>
    <style:style style:name="Table102.C" style:family="table-column">
      <style:table-column-properties style:column-width="3.44cm" style:rel-column-width="12815*"/>
    </style:style>
    <style:style style:name="Table102.D" style:family="table-column">
      <style:table-column-properties style:column-width="7.082cm" style:rel-column-width="26387*"/>
    </style:style>
    <style:style style:name="Table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2.D1" style:family="table-cell">
      <style:table-cell-properties fo:padding="0.097cm" fo:border="0.002cm solid #000000"/>
    </style:style>
    <style:style style:name="Table102.A3" style:family="table-cell">
      <style:table-cell-properties fo:padding="0.097cm" fo:border-left="0.002cm solid #000000" fo:border-right="none" fo:border-top="none" fo:border-bottom="0.002cm solid #000000"/>
    </style:style>
    <style:style style:name="Table10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" style:family="table">
      <style:table-properties style:width="17.59cm" table:align="margins"/>
    </style:style>
    <style:style style:name="Table103.A" style:family="table-column">
      <style:table-column-properties style:column-width="7.082cm" style:rel-column-width="26386*"/>
    </style:style>
    <style:style style:name="Table103.B" style:family="table-column">
      <style:table-column-properties style:column-width="6.241cm" style:rel-column-width="23251*"/>
    </style:style>
    <style:style style:name="Table103.C" style:family="table-column">
      <style:table-column-properties style:column-width="4.267cm" style:rel-column-width="15898*"/>
    </style:style>
    <style:style style:name="Table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3.C1" style:family="table-cell">
      <style:table-cell-properties fo:padding="0.097cm" fo:border="0.002cm solid #000000"/>
    </style:style>
    <style:style style:name="Table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.A3" style:family="table-cell">
      <style:table-cell-properties fo:padding="0.097cm" fo:border-left="0.002cm solid #000000" fo:border-right="none" fo:border-top="none" fo:border-bottom="0.002cm solid #000000"/>
    </style:style>
    <style:style style:name="Table104" style:family="table">
      <style:table-properties style:width="17.59cm" table:align="margins"/>
    </style:style>
    <style:style style:name="Table104.A" style:family="table-column">
      <style:table-column-properties style:column-width="5.863cm" style:rel-column-width="21845*"/>
    </style:style>
    <style:style style:name="Table104.B" style:family="table-column">
      <style:table-column-properties style:column-width="3.574cm" style:rel-column-width="13314*"/>
    </style:style>
    <style:style style:name="Table104.C" style:family="table-column">
      <style:table-column-properties style:column-width="8.153cm" style:rel-column-width="30376*"/>
    </style:style>
    <style:style style:name="Table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4.C1" style:family="table-cell">
      <style:table-cell-properties fo:padding="0.097cm" fo:border="0.002cm solid #000000"/>
    </style:style>
    <style:style style:name="Table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4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P13" style:family="paragraph" style:parent-style-name="Table_20_Contents" style:list-style-name="L5"/>
    <style:style style:name="P14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tcounter</text:span><text:span text:style-name="T3"> Block DV Architecture Specifications</text:span></text:p>
      <text:p text:style-name="P6"><text:span text:style-name="T3"/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14" text:outline-level="1">Description</text:h>
      <text:p text:style-name="Text_20_body">Timer unit counter</text:p>
      <text:h text:style-name="Heading_20_1" text:outline-level="1">Design Under Test</text:h>
      <text:h text:style-name="Heading_20_2" text:outline-level="2">Design Element</text:h>
      <table:table table:name="Table79" table:style-name="Table79">
        <table:table-column table:style-name="Table79.A" table:number-columns-repeated="3"/>
        <table:table-header-rows>
          <table:table-row>
            <table:table-cell table:style-name="Table79.A1" office:value-type="string">
              <text:p text:style-name="Table_20_Heading">Name</text:p>
            </table:table-cell>
            <table:table-cell table:style-name="Table79.A1" office:value-type="string">
              <text:p text:style-name="Table_20_Heading">Type</text:p>
            </table:table-cell>
            <table:table-cell table:style-name="Table79.C1" office:value-type="string">
              <text:p text:style-name="Table_20_Heading">Source</text:p>
            </table:table-cell>
          </table:table-row>
        </table:table-header-rows>
        <table:table-row>
          <table:table-cell table:style-name="Table79.A2" office:value-type="string">
            <text:p text:style-name="Table_20_Contents">timer_unit_counter</text:p>
          </table:table-cell>
          <table:table-cell table:style-name="Table79.A2" office:value-type="string">
            <text:p text:style-name="Table_20_Contents">fsoc</text:p>
          </table:table-cell>
          <table:table-cell table:style-name="Table79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header-rows>
          <table:table-row>
            <table:table-cell table:style-name="Table82.A1" office:value-type="string">
              <text:p text:style-name="Table_20_Heading">Signal Name</text:p>
            </table:table-cell>
            <table:table-cell table:style-name="Table82.A1" office:value-type="string">
              <text:p text:style-name="Table_20_Heading">Default Frequency</text:p>
            </table:table-cell>
            <table:table-cell table:style-name="Table82.A1" office:value-type="string">
              <text:p text:style-name="Table_20_Heading">Type</text:p>
            </table:table-cell>
            <table:table-cell table:style-name="Table8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2.A3" office:value-type="string">
            <text:p text:style-name="Table_20_Contents">clk_i</text:p>
          </table:table-cell>
          <table:table-cell table:style-name="Table82.A3" office:value-type="string">
            <text:p text:style-name="Table_20_Contents">10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>Input clock</text:p>
          </table:table-cell>
        </table:table-row>
      </table:table>
      <text:h text:style-name="Heading_20_2" text:outline-level="2">Reset</text:h>
      <table:table table:name="Table83" table:style-name="Table83">
        <table:table-column table:style-name="Table83.A"/>
        <table:table-column table:style-name="Table83.B"/>
        <table:table-column table:style-name="Table83.C"/>
        <table:table-header-rows>
          <table:table-row>
            <table:table-cell table:style-name="Table83.A1" office:value-type="string">
              <text:p text:style-name="Table_20_Heading">Signal Name</text:p>
            </table:table-cell>
            <table:table-cell table:style-name="Table83.A1" office:value-type="string">
              <text:p text:style-name="Table_20_Heading">Clock</text:p>
            </table:table-cell>
            <table:table-cell table:style-name="Table8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3.A2" office:value-type="string">
            <text:p text:style-name="Table_20_Contents">rst_ni</text:p>
          </table:table-cell>
          <table:table-cell table:style-name="Table83.A2" office:value-type="string">
            <text:p text:style-name="Table_20_Contents">clk_i</text:p>
          </table:table-cell>
          <table:table-cell table:style-name="Table83.C2" office:value-type="string">
            <text:p text:style-name="Table_20_Contents"/>
          </table:table-cell>
        </table:table-row>
      </table:table>
      <text:h text:style-name="Heading_20_1" text:outline-level="1">Interface</text:h>
      <text:h text:style-name="Heading_20_2" text:outline-level="2">Modports</text:h>
      <table:table table:name="Table86" table:style-name="Table86">
        <table:table-column table:style-name="Table86.A"/>
        <table:table-column table:style-name="Table86.B"/>
        <table:table-column table:style-name="Table86.C"/>
        <table:table-header-rows>
          <table:table-row>
            <table:table-cell table:style-name="Table86.A1" office:value-type="string">
              <text:p text:style-name="Table_20_Heading">Name</text:p>
            </table:table-cell>
            <table:table-cell table:style-name="Table86.A1" office:value-type="string">
              <text:p text:style-name="Table_20_Heading">Clock</text:p>
            </table:table-cell>
            <table:table-cell table:style-name="Table8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6.A2" office:value-type="string">
            <text:p text:style-name="Table_20_Contents">cp 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Control Plane</text:p>
          </table:table-cell>
        </table:table-row>
        <table:table-row>
          <table:table-cell table:style-name="Table86.A2" office:value-type="string">
            <text:p text:style-name="Table_20_Contents">dpi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In</text:p>
          </table:table-cell>
        </table:table-row>
        <table:table-row>
          <table:table-cell table:style-name="Table86.A2" office:value-type="string">
            <text:p text:style-name="Table_20_Contents">dpo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Out</text:p>
          </table:table-cell>
        </table:table-row>
      </table:table>
      <text:h text:style-name="Heading_20_2" text:outline-level="2">Pins</text:h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header-rows>
          <table:table-row>
            <table:table-cell table:style-name="Table85.A1" office:value-type="string">
              <text:p text:style-name="Table_20_Heading">Name</text:p>
            </table:table-cell>
            <table:table-cell table:style-name="Table85.A1" office:value-type="string">
              <text:p text:style-name="Table_20_Heading">Modport</text:p>
            </table:table-cell>
            <table:table-cell table:style-name="Table85.A1" office:value-type="string">
              <text:p text:style-name="Table_20_Heading">Direction</text:p>
            </table:table-cell>
            <table:table-cell table:style-name="Table85.A1" office:value-type="string">
              <text:p text:style-name="Table_20_Heading">Width</text:p>
            </table:table-cell>
            <table:table-cell table:style-name="Table85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5.A3" office:value-type="string">
            <text:p text:style-name="Table_20_Contents">reset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Resets counter</text:p>
          </table:table-cell>
        </table:table-row>
        <table:table-row>
          <table:table-cell table:style-name="Table85.A3" office:value-type="string">
            <text:p text:style-name="Table_20_Contents">enable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Enables counter</text:p>
          </table:table-cell>
        </table:table-row>
        <table:table-row>
          <table:table-cell table:style-name="Table85.A3" office:value-type="string">
            <text:p text:style-name="Table_20_Contents">compare_valu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>Comparator value</text:p>
          </table:table-cell>
        </table:table-row>
        <table:table-row>
          <table:table-cell table:style-name="Table85.A3" office:value-type="string">
            <text:p text:style-name="Table_20_Contents">write_counter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Loads counter value</text:p>
          </table:table-cell>
        </table:table-row>
        <table:table-row>
          <table:table-cell table:style-name="Table85.A3" office:value-type="string">
            <text:p text:style-name="Table_20_Contents">counter_value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>Counter value to be loaded</text:p>
          </table:table-cell>
        </table:table-row>
        <table:table-row>
          <table:table-cell table:style-name="Table85.A3" office:value-type="string">
            <text:p text:style-name="Table_20_Contents">counter_value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>Output counter value</text:p>
          </table:table-cell>
        </table:table-row>
        <table:table-row>
          <table:table-cell table:style-name="Table85.A3" office:value-type="string">
            <text:p text:style-name="Table_20_Contents">target_reached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Counter equals compare value</text:p>
          </table:table-cell>
        </table:table-row>
        <table:table-row>
          <table:table-cell table:style-name="Table85.A3" office:value-type="string">
            <text:p text:style-name="Table_20_Contents">target_greater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Counter greater than compare value</text:p>
          </table:table-cell>
        </table:table-row>
      </table:table>
      <text:p text:style-name="P1"><draw:frame draw:style-name="fr1" text:anchor-type="as-char" draw:z-index="0" svg:width="9.999cm" svg:height="8.999cm"><draw:image xlink:href="Pictures/096ba448167a2484531a138342d83e16"/></draw:frame></text:p>
      <text:h text:style-name="Heading_20_1" text:outline-level="1">Sequence Item</text:h>
      <text:h text:style-name="Heading_20_1" text:outline-level="1">Monitor Transaction</text:h>
      <text:h text:style-name="Heading_20_1" text:outline-level="1">Prediction and Scoreboarding</text:h>
      <text:p text:style-name="P1"><draw:frame draw:style-name="fr1" text:anchor-type="as-char" draw:z-index="1" svg:width="9.999cm" svg:height="7.001cm"><draw:image xlink:href="Pictures/b790a61c200db84be09b6ba2a42a5060"/></draw:frame></text:p>
      <text:p text:style-name="P1"><draw:frame draw:style-name="fr1" text:anchor-type="as-char" draw:z-index="2" svg:width="9.999cm" svg:height="6.001cm"><draw:image xlink:href="Pictures/b3470e9470e6b0e40b7a08690a354a3a"/></draw:frame></text:p>
      <text:h text:style-name="Heading_20_1" text:outline-level="1">Environment Sequences</text:h>
      <text:h text:style-name="Heading_20_2" text:outline-level="2">fix_stim</text:h>
      <text:p text:style-name="Table_20_Contents">Sequence for test 'fix_stim'.</text:p>
      <text:h text:style-name="Heading_20_2" text:outline-level="2">rand_stim</text:h>
      <text:p text:style-name="Table_20_Contents">Sequence for test 'rand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2" text:outline-level="2">fix_ill_stim</text:h>
      <text:p text:style-name="Table_20_Contents">Sequence for test 'fix_ill_stim'.</text:p>
      <text:h text:style-name="Heading_20_2" text:outline-level="2">rand_ill_stim</text:h>
      <text:p text:style-name="Table_20_Contents">Sequence for test 'rand_ill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num_error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elds</text:h>
      <table:table table:name="Table99" table:style-name="Table99">
        <table:table-column table:style-name="Table99.A" table:number-columns-repeated="3"/>
        <table:table-header-rows>
          <table:table-row>
            <table:table-cell table:style-name="Table99.A1" office:value-type="string">
              <text:p text:style-name="Table_20_Heading">Name</text:p>
            </table:table-cell>
            <table:table-cell table:style-name="Table99.A1" office:value-type="string">
              <text:p text:style-name="Table_20_Heading">Type</text:p>
            </table:table-cell>
            <table:table-cell table:style-name="Table9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9.A3" office:value-type="string">
            <text:p text:style-name="Table_20_Contents">error_idx_q</text:p>
          </table:table-cell>
          <table:table-cell table:style-name="Table99.A3" office:value-type="string">
            <text:p text:style-name="Table_20_Contents">bit</text:p>
          </table:table-cell>
          <table:table-cell table:style-name="Table99.A2" office:value-type="string">
            <text:p text:style-name="Table_20_Contents">Illegal sequence item indices.</text:p>
          </table:table-cell>
        </table:table-row>
        <table:table-row>
          <table:table-cell table:style-name="Table99.A3" office:value-type="string">
            <text:p text:style-name="Table_20_Contents">error_count</text:p>
          </table:table-cell>
          <table:table-cell table:style-name="Table99.A3" office:value-type="string">
            <text:p text:style-name="Table_20_Contents">int unsigned</text:p>
          </table:table-cell>
          <table:table-cell table:style-name="Table99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Common Test Configuration Knobs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header-rows>
          <table:table-row>
            <table:table-cell table:style-name="Table101.A1" office:value-type="string">
              <text:p text:style-name="Table_20_Heading">Name</text:p>
            </table:table-cell>
            <table:table-cell table:style-name="Table101.A1" office:value-type="string">
              <text:p text:style-name="Table_20_Heading">CLI Arg</text:p>
            </table:table-cell>
            <table:table-cell table:style-name="Table101.A1" office:value-type="string">
              <text:p text:style-name="Table_20_Heading">Type</text:p>
            </table:table-cell>
            <table:table-cell table:style-name="Table10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1.A3" office:value-type="string">
            <text:p text:style-name="Table_20_Contents">num_items</text:p>
          </table:table-cell>
          <table:table-cell table:style-name="Table101.A3" office:value-type="string">
            <text:p text:style-name="Table_20_Contents">NITEM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sequence items to be generated.</text:p>
          </table:table-cell>
        </table:table-row>
        <table:table-row>
          <table:table-cell table:style-name="Table101.A3" office:value-type="string">
            <text:p text:style-name="Table_20_Contents">min_gap</text:p>
          </table:table-cell>
          <table:table-cell table:style-name="Table101.A3" office:value-type="string">
            <text:p text:style-name="Table_20_Contents">MIN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inimum number of cycles between items.</text:p>
          </table:table-cell>
        </table:table-row>
        <table:table-row>
          <table:table-cell table:style-name="Table101.A3" office:value-type="string">
            <text:p text:style-name="Table_20_Contents">max_gap</text:p>
          </table:table-cell>
          <table:table-cell table:style-name="Table101.A3" office:value-type="string">
            <text:p text:style-name="Table_20_Contents">MAX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aximum number of cycles between items.</text:p>
          </table:table-cell>
        </table:table-row>
        <table:table-row>
          <table:table-cell table:style-name="Table101.A3" office:value-type="string">
            <text:p text:style-name="Table_20_Contents">num_errors</text:p>
          </table:table-cell>
          <table:table-cell table:style-name="Table101.A3" office:value-type="string">
            <text:p text:style-name="Table_20_Contents">NERROR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errored sequence items to be generated.</text:p>
          </table:table-cell>
        </table:table-row>
      </table:table>
      <text:h text:style-name="Heading_20_1" text:outline-level="1">Tests</text:h>
      <text:h text:style-name="Heading_20_2" text:outline-level="2">Functional</text:h>
      <text:h text:style-name="Heading_20_3" text:outline-level="3">Fix</text:h>
      <text:h text:style-name="Heading_20_4" text:outline-level="4">fix_stim</text:h>
      <text:p text:style-name="Table_20_Contents">Checks basic functionality with fixed valid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stim</text:p>
          </table:table-cell>
          <table:table-cell table:style-name="Table103.A3" office:value-type="string">
            <text:p text:style-name="Table_20_Contents">fix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stim</text:h>
      <text:p text:style-name="Table_20_Contents">Ensures functionality with random valid stimulus and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test_cfg.num_items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stim</text:p>
          </table:table-cell>
          <table:table-cell table:style-name="Table103.A3" office:value-type="string">
            <text:p text:style-name="Table_20_Contents">rand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</table:table-cell>
        </table:table-row>
      </table:table>
      <text:h text:style-name="Heading_20_2" text:outline-level="2">Error</text:h>
      <text:h text:style-name="Heading_20_3" text:outline-level="3">Fix</text:h>
      <text:h text:style-name="Heading_20_4" text:outline-level="4">fix_ill_stim</text:h>
      <text:p text:style-name="Table_20_Contents">Checks fault handling with fixed illegal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ill_stim</text:p>
          </table:table-cell>
          <table:table-cell table:style-name="Table103.A3" office:value-type="string">
            <text:p text:style-name="Table_20_Contents">fix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ill_stim</text:h>
      <text:p text:style-name="Table_20_Contents">Ensures robustness with a mix of valid and illegal, random stimulus with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(test_cfg.num_items-test_cfg.num_errors)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ill_stim</text:p>
          </table:table-cell>
          <table:table-cell table:style-name="Table103.A3" office:value-type="string">
            <text:p text:style-name="Table_20_Contents">rand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  <text:list xml:id="list1477183488278094197" text:style-name="L4">
              <text:list-item>
                <text:p text:style-name="P12">NERRORS = 1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  <text:list xml:id="list1477183488278094197" text:style-name="L4">
              <text:list-item>
                <text:p text:style-name="P12">NERROR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  <text:list xml:id="list1477183488278094197" text:style-name="L4">
              <text:list-item>
                <text:p text:style-name="P12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00:43:29</dc:date>
    <dc:creator>David Poulin</dc:creator>
    <meta:editing-duration>P6DT7H56M27S</meta:editing-duration>
    <meta:editing-cycles>196</meta:editing-cycles>
    <meta:generator>OpenOffice/4.1.14$Unix OpenOffice.org_project/4114m1$Build-9811</meta:generator>
    <meta:document-statistic meta:table-count="22" meta:image-count="0" meta:object-count="0" meta:page-count="9" meta:paragraph-count="307" meta:word-count="491" meta:character-count="4579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29.885539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29.885539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